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table:number-columns-repeated="2"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6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0 Kommentare 173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79</text:p>
          </table:table-cell>
          <table:table-cell table:number-columns-repeated="6"/>
        </table:table-row>
        <table:table-row table:style-name="ro1">
          <table:table-cell table:formula="of:=SUM([.A44:.A100000])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3482381435149771&amp;set=a.103887249665890&amp;type=3&amp;theater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/8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3.11.21, 02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GEral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onik-Fotos · 20.12.20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3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, nur dürfte das bei den Massentests nicht der Fall sein, die anderen sind definitiv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puliert. Man kann in China sogar infizierte und nicht infizierte bestellen. Echt schrä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Ja, weil die Regierungstrottel die "falschen" bestellt haben. jetzt im Jän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kommen wir sicher die "richtigen" - alos positiven - kannst drauf wet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ja, die infizierten Tests bekommen wir, damit es ja weitergeht mit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ikmache und den Lockdowns, denn sie haben was v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genau deswegen gehen wir auch nicht testen. die können mich mal. s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nen es ohnehin niemals kontrollieren und die ev. verwaltungsstrafe zahl i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dern lege berufung ein. wenn das alle machen, verendet alles im Sand. Nur so ge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ersta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ra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wie geht des? Wennst a straf kriagst, zoists ned und wie gehts dann weida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n si die straf dann ned ins unermessliche steigert vor lauter mahnungen, moch i des 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im Sand verendet nichts. Berufung kann anerkannt werden oder abgelehnt. Be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r wurde sie einmal schon abgelehnt. Und dann zahlst auch entsprechend meh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Kahl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sie haben etwas vor sage ich schon seid Februar das Ziel ist das Impfgi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,schau dir die Deagel Liste an ! Guide Stones! NWO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Kahlau ja, hab ich gesehen, erst kürzlich. Dass sie was vorhaben, weiss ich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t März, Feb. konnte ich es noch nicht glauben, dass wir mitspie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3482381435149771&amp;set=a.103887249665890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Aber nicht wenn sehr viele Berufung einlegen, sehr viele. Spiel auf Zeit,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hören beschäfti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rams Sind alles nur Verordnungen keine Gesetze. somit kannst Du immer darau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rufen einen schriftlichen Erlass der Behörde zu bekommen. der Polizist kann gar nich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en. Anzeige austellen lassen und an office@anwaltklammer.com s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die Verordnungen lt. Pandemie stehen höher wie die Verfassungsgesetze. Ha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n schon im 2. Semester Jura geler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von mir aus könnt ihr eh kuschen und bezahlen. ich tu es nicht. die andere Alternative heiß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eg, aber dafür bekommt man Euch ja auch nicht aus dem Sess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ich hab auf meine Seite grad eine Erklärung von Rechtsanwalt Kostic geposte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les, was man machen kann, ist eine Unverhältnismäßigkeitsprüfung. Aber er ist Rechtsanw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muss auch kämpfen - und weiss nicht, ob dem stattgegeben werden kann. Aber er kä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Krieg kriegst niemand von der Couch ho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noch nicht. es geht allen (noch) zu gut. der Krieg wäre übrigens ganz schnel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orbei, weil der Feind hoffnungslos in der Unterzahl ist, aber niemand scheint das zu check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ich weiss, aber es kommt kein Krieg. Sie haben uns entwaffnet, seit Okt. o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. haben sie ein neues Gesetz rausgegeben, dass niemand mehr Waffen kaufen darf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sen schon warum. Und dann erst kam das Attentat. Jetzt wollen die Grünen aber sog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Polizei entwaffnen .... bis der Österreicher aufsteht, hat er den Krieg übersehen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zen das Militär ein gegen uns, so schnell kannst nicht schauen. Es kommt keiner.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, der Feind ist nicht in der unterzahl, wenn du das glaubst, hör dich in den Medien um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t im Bild. Die Leute wollen inzwischen schon Lynchjustiz gegen "Coronawiderständler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en. Das ist Bürgerkrieg. Brauchst nur schauen, wie die in 1 Woche zum Impfen re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Polizei und Militär sind in Österreich kaum vorhanden udn die stehen we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ter Nehammer, noch Tanner und schon gar nicht Kurz. WIR sind stärker und Polizei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tär stellt sich im Ernstfall auf unsere Seite. So gesehen braucht es keinen Krieg, es re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Regierung loszu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3482381435149771&amp;set=a.103887249665890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rigens: Rechtslage in Österreich zum angeordneten Test. Rechtsanwälte für Grundrech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twort zu angedrohter Zwangstestung durch eine Behörd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eine Zwangstestung besteht keine gesetzliche Grundlag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eine ärztliche Heilbehandlung, darunter zählt auch die Diagnoseerstellung, bedarf es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willigung der betroffenen Person. Sollte es an der Einwilligung fehlen, auch wen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ndlung nach den Regeln der ärztlichen Kunst erfolgt, stellt eine solche eigenmächt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lbehandlung ein gerichtlich strafbares Delikt dar (§ 110 StGB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te jemand durch Gewalt oder gefährliche Drohung zu einer Testung genötigt werden,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durch der Straftatbestand des § 105 StGB verwirkl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te die Behörde der Ansicht sein, dass eine Person getestet werden muss, so soll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roffene Person die Erlassung eines bekämpfbaren Bescheides durch die Behö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ntragen. Sollte die Behörde die Ansicht vertreten, dass kein Bescheid zu erlassen wär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hat sie einen Zurückweisungsbescheid zu erlassen, der ebenso bekämpfbar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Behörde wird allenfalls einen Absonderungsbescheid (Quarantäne) erlassen, der vo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roffenen Person wiederum bekämpft werd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r Beitrag kann auch jeder Behörde vorgeleg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 Dr. Michael Brun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ich hab keine Angst vor einer Zwnagstestung, ich hab Angst, das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chtgeimpfte in der Freiheit eingeschränkt werden und das dürfen sie. So wie ein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glinien keine Ungeimpften befördern wird, werden sie zu keinen Veranstalt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gelassen - und das ist Hausrecht, das dürfen si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Quarantäne - wie kommen wir dazu? Und wir müssen klagen, damit wir sie brec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önn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ra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ja eben. WENN eben viele mitmachen. Es sagen ja auch schon etli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chtsanwälte seit monaten sie wollen die verfassungswidrigen Maßnahme klagen, aber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t sich nix. Ich denk mal, die Regierung wird auch gute leute auf ihrer seite haben und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 man aussage gegen aussage und die Regierung wird wohl Schluß endlich doch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ächtigeren hebel sitz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die Zwangstests öffnen die Büchse der Pandora. Und darin ist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wangsimpfung. Einmal offen kann sie nicht mehr geschlossen werden. Deshalb muss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JETZT boykottier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y D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ja stimmt habe sogar gehört dass die regierung extra gefakte tests aus chi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ellt und gekauft hat die nur positiv sein können. diese korrupten schweine, unsere ki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kommen sie nicht ^^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rams tut sie nicht. WIR SITZEN IMMER AM LÄNGEREN HEB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3482381435149771&amp;set=a.103887249665890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ich geh nicht hin und ich geh auch nicht in Quarantäne. Das schau ich mir a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 sie das exekut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rams muss nicht sein, dass die am längeren Hebel sitzen, aber kann sein, kommt au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Richter 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ra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iegl das hoff ich sehr! Es is nimmer nett so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ra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lene Knoll I a ned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rams also, DIESE Quarantäne - auf nichts begründet, nur Erpressung da geh ich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siko ein, dass ich exekutiert we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May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May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3482381435149771&amp;set=a.103887249665890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von den Hunden testen lassen die zuverlässiger sind u. nicht manipuli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L. Kn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ar nur Propaganda, diesen Hundetest bekommst du nicht. Sie WOLLEN unbedingt m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m Stäbchen in die Nase. Warum? Die C-Viren wären auch im Speich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Schintlmei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ind Label zur Beschriftung der Flaschen wo die Proben nach der Auswertung aufbewah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den - so einfach ist da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Wonofs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sollten die Proben bei Schnelltests aufbewahrt werd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chmel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Wonofsky damit wird dann eine DNA Datenbank erstel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unser Bekanntenkreis häufen sich die Covid-Erkrankungen, und ein Todesfall eines 43,jaehrigen ist auch dabei ......Ihr Covidioten, nehmt die Krise endlich ernst, statt Schwachsinn z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brei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e Brod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 es is aber inzwischn schon mehr als bekannt was covid is.. und das 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s mehr als fehlerhaft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Amira Jum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 Mein Mitgefühl... Aber das war schon immer so. Jeden Winter gib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hr viele Grippetote. Daran hat sich nur geändert, daß jetzt alle am C sterben und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an Gripp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Amira Jumel an den bisherigen Grippen kannte ich keinen, der sie nicht überlebt hat.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3482381435149771&amp;set=a.103887249665890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Amira Jum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 Irgendwann ist immer das erste Mal - so weh es auch tu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kenne nur Menschen, die diese Grippe überlebt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tto Storf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 Jeden Winter gibt es grippewellen mit vielen toten,UND das i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ikma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sieht das, was er sehen wi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demona Schie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 Covidioten ????? Echt jetzt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demona Schie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Gartenmayer stimmt und nur deine Sicht zählt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 A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 was für einem Altenhei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die Gegenprob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Zwos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äuse Big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äuse Bigg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Zwosta sagte ich dir doch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Unter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chmals, und zum Wiederholten Male: das sind Überprüfungstupfer.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.facebook.com/photo.php?fbid=3482381435149771&amp;set=a.103887249665890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mit wird überprüft ob eine Marge an Testprodukten richtig funktioniert und ob der Test selbst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ativ und positiv reag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st ganz normal im medizinischen und hochsensiblen Messbere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auch nicht supergeheim, sondern steht in der Packungsbeilag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google.com/url?sa=t&amp;source=web&amp;rct=j&amp;url=https%3A%2F%2Fw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.hitado.de%2Fmedia%2Fpdf%2FPanbio_COVID-19_Antigen_Schnelltest.pdf&amp;ved=2a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EwjlkZPr_-HtAhWp-yoKHU_NA2AQFjAAegQIAxAB&amp;usg=AOvVaw14Ky1L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6Je_0PNxhTWG5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 Positivkontrolltupfer auf Seite 1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Bau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3482381435149771&amp;set=a.103887249665890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22" calcext:value-type="float">
            <text:p>22</text:p>
          </table:table-cell>
          <table:table-cell table:style-name="ce7" table:formula="of:=COUNTIF([.D$1:.D$1048576];&quot;X&quot;)" office:value-type="float" office:value="6" calcext:value-type="float">
            <text:p>6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22" calcext:value-type="float">
            <text:p>22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794];[.D794];[.F794])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77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9:59:37.68412826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20:19:42.603468192</dc:date>
    <meta:editing-duration>PT33S</meta:editing-duration>
    <meta:editing-cycles>3</meta:editing-cycles>
    <meta:document-statistic meta:table-count="1" meta:cell-count="534" meta:object-count="0"/>
  </office:meta>
</office:document-meta>
</file>